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alibri Light" fo:font-size="16pt" fo:font-weight="bold" style:font-size-asian="16pt" style:font-weight-asian="bold" style:font-name-complex="Calibri Light1" style:font-size-complex="16pt"/>
    </style:style>
    <style:style style:name="P3" style:family="paragraph" style:parent-style-name="Standard">
      <style:text-properties style:font-name="Calibri Light" fo:font-size="12pt" style:font-size-asian="12pt" style:font-name-complex="Calibri Light1" style:font-size-complex="12pt"/>
    </style:style>
    <style:style style:name="P4" style:family="paragraph" style:parent-style-name="Standard">
      <style:text-properties style:font-name="Calibri Light" fo:font-size="12pt" style:font-size-asian="12pt" style:font-name-complex="Calibri Light1" style:font-size-complex="12pt" style:language-complex="ar" style:country-complex="SA"/>
    </style:style>
    <style:style style:name="P5" style:family="paragraph" style:parent-style-name="Standard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6" style:family="paragraph" style:parent-style-name="Standard" style:master-page-name="First_20_Page">
      <style:paragraph-properties style:page-number="auto"/>
      <style:text-properties style:font-name="Calibri Light" fo:font-size="16pt" fo:font-weight="bold" style:font-size-asian="16pt" style:font-weight-asian="bold" style:font-name-complex="Calibri Light1" style:font-size-complex="16pt" style:language-complex="ar" style:country-complex="SA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1">
      <style:text-properties style:font-name="Calibri Light" fo:font-size="12pt" fo:font-weight="bold" style:font-size-asian="12pt" style:font-weight-asian="bold" style:font-name-complex="Calibri Light1" style:font-size-complex="12pt" style:language-complex="ar" style:country-complex="SA"/>
    </style:style>
    <style:style style:name="P9" style:family="paragraph" style:parent-style-name="List_20_Paragraph" style:list-style-name="WWNum1">
      <style:text-properties style:font-name="Calibri Light" fo:font-size="12pt" style:font-size-asian="12pt" style:font-name-complex="Calibri Light1" style:font-size-complex="12pt" style:language-complex="ar" style:country-complex="SA"/>
    </style:style>
    <style:style style:name="P10" style:family="paragraph" style:parent-style-name="List_20_Paragraph" style:list-style-name="WWNum1">
      <style:text-properties style:font-name="Calibri Light" fo:font-size="12pt" style:font-size-asian="12pt" style:language-complex="ar" style:country-complex="SA"/>
    </style:style>
    <style:style style:name="P11" style:family="paragraph" style:parent-style-name="List_20_Paragraph" style:list-style-name="WWNum1">
      <style:text-properties fo:color="#00000a" style:font-name="Calibri Light" fo:font-size="12pt" fo:language="es" fo:country="ES" officeooo:rsid="001d182b" officeooo:paragraph-rsid="001d182b" style:font-name-asian="Droid Sans Fallback" style:font-size-asian="12pt" style:language-asian="en" style:country-asian="US" style:font-name-complex="Calibri Light1" style:font-size-complex="12pt" style:language-complex="ar" style:country-complex="SA"/>
    </style:style>
    <style:style style:name="T1" style:family="text">
      <style:text-properties style:font-name="Calibri Light" fo:font-size="12pt" style:font-size-asian="12pt" style:font-name-complex="Calibri Light1" style:font-size-complex="12pt" style:language-complex="ar" style:country-complex="SA"/>
    </style:style>
    <style:style style:name="T2" style:family="text">
      <style:text-properties style:font-name="Calibri Light" fo:font-size="12pt" officeooo:rsid="00197ee8" style:font-size-asian="12pt" style:font-name-complex="Calibri Light1" style:font-size-complex="12pt" style:language-complex="ar" style:country-complex="SA"/>
    </style:style>
    <style:style style:name="T3" style:family="text">
      <style:text-properties style:font-name-complex="Calibri Light1" style:font-size-complex="12pt"/>
    </style:style>
    <style:style style:name="T4" style:family="text">
      <style:text-properties officeooo:rsid="001ed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Índice</text:p>
      <text:p text:style-name="P2"/>
      <text:list xml:id="list8319288339564375329" text:style-name="WWNum1">
        <text:list-item>
          <text:p text:style-name="P8">Introducción </text:p>
          <text:list>
            <text:list-item>
              <text:p text:style-name="P9">Motivación</text:p>
            </text:list-item>
            <text:list-item>
              <text:p text:style-name="P9">Objetivos</text:p>
            </text:list-item>
            <text:list-item>
              <text:p text:style-name="P9">Acerca de este documento</text:p>
            </text:list-item>
          </text:list>
        </text:list-item>
        <text:list-item>
          <text:p text:style-name="P8">Análisis</text:p>
          <text:list>
            <text:list-item>
              <text:p text:style-name="P9">Evolución del sistema operativo Android</text:p>
            </text:list-item>
            <text:list-item>
              <text:p text:style-name="P9">Situación del audio sobre el sistema operativo Android</text:p>
              <text:list>
                <text:list-item>
                  <text:p text:style-name="P9">Cambios en las últimas versiones</text:p>
                </text:list-item>
                <text:list-item>
                  <text:p text:style-name="P9">Situación actual sobre Android N</text:p>
                </text:list-item>
              </text:list>
            </text:list-item>
          </text:list>
        </text:list-item>
        <text:list-item>
          <text:p text:style-name="P8">Entorno de trabajo</text:p>
          <text:list>
            <text:list-item>
              <text:p text:style-name="P9">Código base sobre el que se desarrolla</text:p>
              <text:list>
                <text:list-item>
                  <text:p text:style-name="P9">Estructura del código Android</text:p>
                </text:list-item>
              </text:list>
            </text:list-item>
            <text:list-item>
              <text:p text:style-name="P9">Programas de utilidad para el análisis y diseño</text:p>
            </text:list-item>
            <text:list-item>
              <text:p text:style-name="P9">Otros recursos utilizados</text:p>
            </text:list-item>
          </text:list>
        </text:list-item>
        <text:list-item>
          <text:p text:style-name="P8">Modos de audio</text:p>
          <text:list>
            <text:list-item>
              <text:p text:style-name="P9">¿Qué son los modos de audio en Android?</text:p>
            </text:list-item>
            <text:list-item>
              <text:p text:style-name="P9">Diseño de un nuevo modo de audio para tono de llamada en VoIP</text:p>
              <text:list>
                <text:list-item>
                  <text:p text:style-name="P10">Implementación del modo de audio</text:p>
                </text:list-item>
                <text:list-item>
                  <text:p text:style-name="P10">Pruebas y problemas de su uso</text:p>
                </text:list-item>
              </text:list>
            </text:list-item>
          </text:list>
        </text:list-item>
        <text:list-item>
          <text:p text:style-name="P8">Curvas de volumen</text:p>
          <text:list>
            <text:list-item>
              <text:p text:style-name="P9">¿Qué son las curvas de volumen?</text:p>
            </text:list-item>
            <text:list-item>
              <text:p text:style-name="P9">Diferencia entre Android M y Android N</text:p>
              <text:list>
                <text:list-item>
                  <text:p text:style-name="P9"><text:span text:style-name="T4">Android</text:span> M</text:p>
                </text:list-item>
                <text:list-item>
                  <text:p text:style-name="P10"><text:span text:style-name="T3">Android N</text:span></text:p>
                </text:list-item>
              </text:list>
            </text:list-item>
          </text:list>
        </text:list-item>
        <text:list-item>
          <text:p text:style-name="P8">Rutas del audio</text:p>
          <text:list>
            <text:list-item>
              <text:p text:style-name="P9">Rutado en el código</text:p>
              <text:list>
                <text:list-item>
                  <text:p text:style-name="P9">A nivel de DSP</text:p>
                </text:list-item>
                <text:list-item>
                  <text:p text:style-name="P9">A nivel de hardware</text:p>
                </text:list-item>
              </text:list>
            </text:list-item>
            <text:list-item>
              <text:p text:style-name="P9">Configuración del DSP a través del programa QACT</text:p>
              <text:list>
                <text:list-item>
                  <text:p text:style-name="P7"><text:span text:style-name="T1"><text:s/></text:span><text:span text:style-name="T2">Modos de diseño disponibles</text:span></text:p>
                </text:list-item>
              </text:list>
            </text:list-item>
            <text:list-item>
              <text:p text:style-name="P11"><text:s/>Análisis de la salida de los módulos del DSP a través del programa QXDM</text:p>
            </text:list-item>
            <text:list-item>
              <text:p text:style-name="P9">Diseño de nuevas rutas</text:p>
              <text:list>
                <text:list-item>
                  <text:p text:style-name="P9">Para la supresión de ruido en grabaciones</text:p>
                </text:list-item>
                <text:list-item>
                  <text:p text:style-name="P9">Para el correcto funcionamiento de aplicaciones de llamadas VoIP</text:p>
                </text:list-item>
              </text:list>
            </text:list-item>
          </text:list>
        </text:list-item>
        <text:list-item>
          <text:p text:style-name="P8">Conclusiones y futuro desarrollo</text:p>
        </text:list-item>
      </text:list>
      <text:p text:style-name="P3"/>
      <text:p text:style-name="P3"/>
      <text:p text:style-name="Standard"/>
      <text:p text:style-name="P4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FreeSans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Free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s" fo:country="ES" style:font-name-asian="Droid Sans Fallback" style:font-family-asian="'Droid Sans Fallback'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normal" style:font-weight-asian="normal"/>
    </style:style>
    <style:style style:name="ListLabel_20_3" style:display-name="ListLabel 3" style:family="text">
      <style:text-properties style:font-name-complex="Calibri Light1" style:font-family-complex="'Calibri Light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normal" style:font-weight-asian="normal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8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[Escriba aquí]</text:p>
        <text:p text:style-name="MP1"/>
      </style:header>
      <style:header-first>
        <text:p text:style-name="Header">[Escriba aquí]</text:p>
        <text:p text:style-name="MP1"/>
      </style:header-first>
    </style:master-page>
    <style:master-page style:name="First_20_Page" style:display-name="First Page" style:page-layout-name="Mpm1" style:next-style-name="Standard">
      <style:header>
        <text:p text:style-name="Header"><text:tab/><text:tab/>Diego Poderoso Novo – Cátedra BQ Audio</text:p>
      </style:header>
      <style:header-first>
        <text:p text:style-name="Header"><text:tab/><text:tab/>Diego Poderoso Novo – Cátedra BQ Audio</text:p>
      </style:header-first>
    </style:master-page>
    <style:master-page style:name="Converted1" style:page-layout-name="Mpm1">
      <style:header>
        <text:p text:style-name="Header">[Escriba aquí]</text:p>
        <text:p text:style-name="MP1"/>
      </style:header>
      <style:header-first>
        <text:p text:style-name="Header">[Escriba aquí]</text:p>
        <text:p text:style-name="MP1"/>
      </style:header-first>
    </style:master-page>
    <style:master-page style:name="Converted2" style:page-layout-name="Mpm1">
      <style:header>
        <text:p text:style-name="Header">[Escriba aquí]</text:p>
        <text:p text:style-name="MP1"/>
      </style:header>
      <style:header-first>
        <text:p text:style-name="Header">[Escriba aquí]</text:p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5:29:00</meta:creation-date>
    <meta:initial-creator>Diego Poderoso Novo</meta:initial-creator>
    <dc:language>es-ES</dc:language>
    <dc:date>2017-05-31T14:00:02.944364556</dc:date>
    <meta:editing-cycles>9</meta:editing-cycles>
    <meta:editing-duration>PT53S</meta:editing-duration>
    <meta:generator>LibreOffice/4.2.8.2$Linux_X86_64 LibreOffice_project/420m0$Build-2</meta:generator>
    <meta:document-statistic meta:table-count="0" meta:image-count="0" meta:object-count="0" meta:page-count="1" meta:paragraph-count="45" meta:word-count="236" meta:character-count="1352" meta:non-whitespace-character-count="1185"/>
    <meta:template xlink:type="simple" xlink:actuate="onRequest" xlink:title="Normal.dotm" xlink:href=""/>
  </office:meta>
</office:document-meta>
</file>